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5d697" officeooo:paragraph-rsid="0005d697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rivals@lirmm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b1.relay.syrhano.net (b1.relay.syrhano.net [193.52.218.30])</text:p>
      <text:p text:style-name="P1"/>
      <text:p text:style-name="P1"><text:tab/>by asso.crihan.fr (Postfix) with ESMTP id 07C6126801D</text:p>
      <text:p text:style-name="P1"/>
      <text:p text:style-name="P1"><text:tab/>for &lt;bioinfo@sfbi.fr&gt;; Thu, 17 Apr 2014 09:49:27 +0200 (CEST)</text:p>
      <text:p text:style-name="P1"/>
      <text:p text:style-name="P1">X-IronPort-Anti-Spam-Filtered: true</text:p>
      <text:p text:style-name="P1"/>
      <text:p text:style-name="P1">X-IronPort-Anti-Spam-Result: AnoBAASHT1PBMWgenGdsb2JhbABZFoMrxUIWDgEBAQEBCAsJCRQogl4BBREpBj0WCBADAgECATQkBgIBARWHZ5gNkSehH44dYoQiBJhqgTeFIYYniQA</text:p>
      <text:p text:style-name="P1"/>
      <text:p text:style-name="P1">X-IronPort-AV: E=Sophos;i="4.97,877,1389740400"; </text:p>
      <text:p text:style-name="P1"/>
      <text:p text:style-name="P1"><text:s text:c="3"/>d="scan'208";a="57221791"</text:p>
      <text:p text:style-name="P1"/>
      <text:p text:style-name="P1">Received: from kirkenes.lirmm.fr ([193.49.104.30])</text:p>
      <text:p text:style-name="P1"/>
      <text:p text:style-name="P1"><text:s text:c="2"/>by b-mx1.relay.syrhano.net with ESMTP; 17 Apr 2014 09:49:26 +0200</text:p>
      <text:p text:style-name="P1"/>
      <text:p text:style-name="P1">Received: from [193.49.107.60] (pc-rivals.lirmm.fr [193.49.107.60])</text:p>
      <text:p text:style-name="P1"/>
      <text:p text:style-name="P1"><text:tab/>by kirkenes.lirmm.fr (Postfix) with ESMTPSA id 9FAC7A4F73</text:p>
      <text:p text:style-name="P1"/>
      <text:p text:style-name="P1"><text:tab/>for &lt;bioinfo@sfbi.fr&gt;; Thu, 17 Apr 2014 09:49:25 +0200 (CEST)</text:p>
      <text:p text:style-name="P1"/>
      <text:p text:style-name="P1">Message-ID: &lt;534F8783.6020901@lirmm.fr&gt;</text:p>
      <text:p text:style-name="P1"/>
      <text:p text:style-name="P1">Date: Thu, 17 Apr 2014 09:49:23 +0200</text:p>
      <text:p text:style-name="P1"/>
      <text:p text:style-name="P1">From: Rivals Eric &lt;rivals@lirmm.fr&gt;</text:p>
      <text:p text:style-name="P1"/>
      <text:p text:style-name="P1">User-Agent: Mozilla/5.0 (X11; Linux x86_64; rv:24.0) Gecko/20100101 Thunderbird/24.4.0</text:p>
      <text:p text:style-name="P1"/>
      <text:p text:style-name="P1">MIME-Version: 1.0</text:p>
      <text:p text:style-name="P1"/>
      <text:p text:style-name="P1">To: bioinfo@sfbi.fr</text:p>
      <text:p text:style-name="P1"/>
      <text:p text:style-name="P1">Content-Type: text/plain; charset=ISO-8859-1; format=flowed</text:p>
      <text:p text:style-name="P1"/>
      <text:p text:style-name="P1">Content-Transfer-Encoding: 8bit</text:p>
      <text:p text:style-name="P1"/>
      <text:p text:style-name="P1">X-Validation-by: jean-christophe.aude@cea.fr</text:p>
      <text:p text:style-name="P1"/>
      <text:p text:style-name="P1">Subject: [bioinfo] Workshop LIAMA (France - China)</text:p>
      <text:p text:style-name="P1"/>
      <text:p text:style-name="P1"/>
      <text:p text:style-name="P1"/>
      <text:p text:style-name="P1">For your information, on behalf of Anne Doucet.</text:p>
      <text:p text:style-name="P1"/>
      <text:p text:style-name="P1"><text:soft-page-break/></text:p>
      <text:p text:style-name="P1"/>
      <text:p text:style-name="P1">Dear Colleagues,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The year 2014 marks the 50th anniversary of diplomatic relations between <text:span text:style-name="T1">France</text:span> and <text:span text:style-name="T1">China</text:span>.</text:p>
      <text:p text:style-name="P1"/>
      <text:p text:style-name="P1"/>
      <text:p text:style-name="P1"/>
      <text:p text:style-name="P1">As part of the official celebration (http://www.france-chine50.com <text:s text:c="2"/>&lt;http://www.france-chine50.com/&gt; <text:s text:c="2"/>),</text:p>
      <text:p text:style-name="P1"/>
      <text:p text:style-name="P1"/>
      <text:p text:style-name="P1"/>
      <text:p text:style-name="P1">LIAMA (the Sino-European Laboratory in Computer Science, A<text:span text:style-name="T1">utomation and Applied Mathematics,</text:span></text:p>
      <text:p text:style-name="P1"/>
      <text:p text:style-name="P1"/>
      <text:p text:style-name="P1"/>
      <text:p text:style-name="P1">http://liama.ia.ac.cn <text:s text:c="2"/>&lt;http://liama.ia.ac.cn/&gt; <text:s text:c="2"/>) will organize a spring <text:span text:style-name="T1">workshop</text:span> in Paris on Friday May 16th, 2014.</text:p>
      <text:p text:style-name="P1"/>
      <text:p text:style-name="P1"/>
      <text:p text:style-name="P1"/>
      <text:p text:style-name="P1">The main goals of this event are to:</text:p>
      <text:p text:style-name="P1"/>
      <text:p text:style-name="P1"/>
      <text:p text:style-name="P1"/>
      <text:p text:style-name="P1">- <text:s/>promote <text:span text:style-name="T1">LIAMA's</text:span> research activities and encourage new collaborations between France and China;</text:p>
      <text:p text:style-name="P1"/>
      <text:p text:style-name="P1"/>
      <text:p text:style-name="P1"/>
      <text:p text:style-name="P1">- <text:s/>promote <text:span text:style-name="T1">cooperation tools and funding opportunities</text:span> in China, France and Europe;</text:p>
      <text:p text:style-name="P1"/>
      <text:p text:style-name="P1"/>
      <text:p text:style-name="P1"/>
      <text:p text:style-name="P1">- <text:s/>promote more <text:span text:style-name="T1">exchanges</text:span> of students and researchers.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China has experienced the strongest growth in scientific research over the past three decades of any country:</text:p>
      <text:p text:style-name="P1"/>
      <text:p text:style-name="P1"/>
      <text:p text:style-name="P1"/>
      <text:p text:style-name="P1">it is now the third-largest producer of research articles, behind only the European Union and the United States.</text:p>
      <text:p text:style-name="P1"/>
      <text:p text:style-name="P1"><text:soft-page-break/></text:p>
      <text:p text:style-name="P1"/>
      <text:p text:style-name="P1">Today, there are many opportunities for cooperative research with China.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The workshop will be divided in two parts:</text:p>
      <text:p text:style-name="P1"/>
      <text:p text:style-name="P1"/>
      <text:p text:style-name="P1"/>
      <text:p text:style-name="P1">- a plenary session with invited speakers discussing their experience in China and collaborative research</text:p>
      <text:p text:style-name="P1"/>
      <text:p text:style-name="P1"/>
      <text:p text:style-name="P1"/>
      <text:p text:style-name="P1">- parallel thematic sessions to explore scientific topics for future collaboration</text:p>
      <text:p text:style-name="P1"/>
      <text:p text:style-name="P1"/>
      <text:p text:style-name="P1"/>
      <text:p text:style-name="P1"><text:s text:c="4"/>(including potential European projects submissions to H2020 calls)</text:p>
      <text:p text:style-name="P1"/>
      <text:p text:style-name="P1"/>
      <text:p text:style-name="P1"/>
      <text:p text:style-name="P1"><text:s text:c="6"/>with a few position talks and discussions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A preliminary list of suggested topics is:</text:p>
      <text:p text:style-name="P1"/>
      <text:p text:style-name="P1"/>
      <text:p text:style-name="P1"/>
      <text:p text:style-name="P1"><text:s text:c="10"/><text:span text:style-name="T1">Computing models</text:span> for <text:span text:style-name="T1">health and life sciences</text:span></text:p>
      <text:p text:style-name="P1"/>
      <text:p text:style-name="P1"/>
      <text:p text:style-name="P1"/>
      <text:p text:style-name="P1"><text:s text:c="10"/>Trustworthy computing</text:p>
      <text:p text:style-name="P1"/>
      <text:p text:style-name="P1"/>
      <text:p text:style-name="P1"/>
      <text:p text:style-name="P1"><text:s text:c="9"/><text:span text:style-name="T1"><text:s/>Internet of Things and smart computing.</text:span>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It would be very helpful for us to estimate the participation of researchers.</text:p>
      <text:p text:style-name="P1"/>
      <text:p text:style-name="P1"/>
      <text:p text:style-name="P1"/>
      <text:p text:style-name="P1"><text:soft-page-break/>If you're interested in the workshop, please kindly answer the following questions before February 27th</text:p>
      <text:p text:style-name="P1"/>
      <text:p text:style-name="P1"/>
      <text:p text:style-name="P1"/>
      <text:p text:style-name="P1">by emailtoliamaworkshop2014@inria.fr <text:s text:c="2"/>&lt;mailto:liamaworkshop2014@inria.fr&gt; <text:s text:c="2"/>:</text:p>
      <text:p text:style-name="P1"/>
      <text:p text:style-name="P1"/>
      <text:p text:style-name="P1"/>
      <text:p text:style-name="P1"><text:s text:c="10"/>. are you willing to attend this one-day seminar?</text:p>
      <text:p text:style-name="P1"/>
      <text:p text:style-name="P1"/>
      <text:p text:style-name="P1"/>
      <text:p text:style-name="P1"><text:s text:c="10"/>. would you like to contribute to one of the thematic sessions: which one? <text:s/>Which topics would you like to be covered ?</text:p>
      <text:p text:style-name="P1"/>
      <text:p text:style-name="P1"/>
      <text:p text:style-name="P1"/>
      <text:p text:style-name="P1"><text:s text:c="10"/>. would you like to propose another thematic session? Which one? Which topics would you like to be covered?</text:p>
      <text:p text:style-name="P1"/>
      <text:p text:style-name="P1"/>
      <text:p text:style-name="P1"/>
      <text:p text:style-name="P1"><text:s text:c="10"/>. who would you propose as a speaker (Chinese or European) in the plenary or thematic sessions ?</text:p>
      <text:p text:style-name="P1"/>
      <text:p text:style-name="P1"/>
      <text:p text:style-name="P1"/>
      <text:p text:style-name="P1"><text:s text:c="10"/>. would you require some support, and if so, of which kind? (air/train ticket, travel expenses, etc.)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Of course, any constructive comment or suggestion is welcome!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Thank you for your cooperation.</text:p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1">Best regards,</text:p>
      <text:p text:style-name="P1"/>
      <text:p text:style-name="P1"><text:soft-page-break/></text:p>
      <text:p text:style-name="P1"/>
      <text:p text:style-name="P1">Anne Doucet, on behalf of the Organizing Committee</text:p>
      <text:p text:style-name="P1"/>
      <text:p text:style-name="P1"/>
      <text:p text:style-name="P1"/>
      <text:p text:style-name="P1">INS2I / CNRS</text:p>
      <text:p text:style-name="P1"/>
      <text:p text:style-name="P1"/>
      <text:p text:style-name="P1"/>
      <text:p text:style-name="P1">Institut des Sciences de l'information et de leurs Interactions</text:p>
      <text:p text:style-name="P1"/>
      <text:p text:style-name="P1"/>
      <text:p text:style-name="P1"/>
      <text:p text:style-name="P1">3, rue Michel Ange</text:p>
      <text:p text:style-name="P1"/>
      <text:p text:style-name="P1"/>
      <text:p text:style-name="P1"/>
      <text:p text:style-name="P1">75794 Paris Cedex 16</text:p>
      <text:p text:style-name="P1"/>
      <text:p text:style-name="P1"/>
      <text:p text:style-name="P1"/>
      <text:p text:style-name="P1">Tél : 01 44 96 42 42</text:p>
      <text:p text:style-name="P1"/>
      <text:p text:style-name="P1"/>
      <text:p text:style-name="P1"/>
      <text:p text:style-name="P1">-- </text:p>
      <text:p text:style-name="P1"/>
      <text:p text:style-name="P1">Eric RIVALS (PhD) - rivals@lirmm.fr - www.lirmm.fr/~rivals</text:p>
      <text:p text:style-name="P1"/>
      <text:p text:style-name="P1">CNRS Research Director &amp; Head of GDR Bioinformatique Moléculaire</text:p>
      <text:p text:style-name="P1"/>
      <text:p text:style-name="P1">LIRMM - UMR 5506 - CC 06 001</text:p>
      <text:p text:style-name="P1"/>
      <text:p text:style-name="P1">95 Rue de la Galéra - 34095 Montpellier cedex 5 FRANCE</text:p>
      <text:p text:style-name="P1"/>
      <text:p text:style-name="P1">Tel. (33 or 0 from France) 4 67 41 86 64</text:p>
      <text:p text:style-name="P1"/>
      <text:p text:style-name="P1">Fax. (33 or 0 from France) 4 67 41 85 00</text:p>
      <text:p text:style-name="P1"/>
      <text:p text:style-name="P1">http://www.gdr-bim.cnrs.f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7:17:14.230261400</dc:date>
    <meta:editing-duration>PT16M3S</meta:editing-duration>
    <meta:editing-cycles>1</meta:editing-cycles>
    <meta:document-statistic meta:table-count="0" meta:image-count="0" meta:object-count="0" meta:page-count="5" meta:paragraph-count="82" meta:word-count="554" meta:character-count="4253" meta:non-whitespace-character-count="3628"/>
    <meta:generator>LibreOffice/4.4.5.2$Linux_X86_64 LibreOffice_project/40m0$Build-2</meta:generator>
  </office:meta>
</office:document-meta>
</file>